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eller" svg:font-family="Moeller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Moeller" officeooo:paragraph-rsid="00056bfd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FreeMono" fo:font-size="11.5pt" fo:font-weight="bold" officeooo:paragraph-rsid="00056bfd" style:font-size-asian="11.5pt" style:font-weight-asian="bold" style:font-size-complex="11.5pt" style:font-weight-complex="bol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67d17" loext:opacity="100%" style:font-name="Moeller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67d17" loext:opacity="100%" style:font-name="Moeller" fo:font-size="10pt" fo:font-style="normal" fo:font-weight="normal" officeooo:paragraph-rsid="00056bfd" style:font-size-asian="10pt" style:font-style-asian="normal" style:font-weight-asian="normal" style:font-size-complex="11.5pt" style:font-weight-complex="bold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67d17" loext:opacity="100%" style:font-name="DejaVu Sans Mono" fo:font-size="10pt" fo:font-style="normal" fo:font-weight="normal" style:font-size-asian="10pt" style:font-style-asian="normal" style:font-weight-asian="normal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Moeller" fo:font-size="4pt" fo:font-style="normal" fo:font-weight="normal" officeooo:rsid="00056bfd" officeooo:paragraph-rsid="00056bfd" style:font-size-asian="11.5pt" style:font-style-asian="normal" style:font-weight-asian="normal" style:font-size-complex="11.5pt" style:font-weight-complex="normal"/>
    </style:style>
    <style:style style:name="T1" style:family="text">
      <style:text-properties fo:color="#067d17" loext:opacity="100%" fo:font-size="10pt" fo:font-style="normal" fo:font-weight="normal" style:font-size-asian="10pt" style:font-style-asian="normal" style:font-weight-asian="normal" style:font-size-complex="11.5pt" style:font-weight-complex="bold"/>
    </style:style>
    <style:style style:name="T2" style:family="text">
      <style:text-properties fo:color="#067d17" loext:opacity="100%" fo:font-style="normal" fo:font-weight="normal" style:font-style-asian="normal" style:font-weight-asian="normal" style:font-weight-complex="normal"/>
    </style:style>
    <style:style style:name="T3" style:family="text">
      <style:text-properties fo:color="#067d17" loext:opacity="100%" fo:font-style="normal" fo:font-weight="normal" officeooo:rsid="00056bfd" style:font-style-asian="normal" style:font-weight-asian="normal" style:font-weight-complex="normal"/>
    </style:style>
    <style:style style:name="T4" style:family="text">
      <style:text-properties fo:color="#067d17" loext:opacity="100%" style:font-name="Moeller" fo:font-style="normal" fo:font-weight="normal" style:font-style-asian="normal" style:font-weight-asian="normal" style:font-weight-complex="normal"/>
    </style:style>
    <style:style style:name="T5" style:family="text">
      <style:text-properties fo:color="#067d17" loext:opacity="100%" fo:font-size="4pt" fo:font-style="normal" fo:font-weight="normal" officeooo:rsid="00056bfd" style:font-size-asian="10pt" style:font-style-asian="normal" style:font-weight-asian="normal" style:font-size-complex="11.5pt" style:font-weight-complex="normal"/>
    </style:style>
    <style:style style:name="T6" style:family="text">
      <style:text-properties style:font-name="Moeller"/>
    </style:style>
    <style:style style:name="T7" style:family="text">
      <style:text-properties fo:color="#000000" loext:opacity="100%" style:font-name="Moeller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loext:opacity="100%" style:font-name="Moeller" fo:font-size="10pt" fo:font-style="normal" fo:font-weight="normal" officeooo:rsid="00056bfd" style:font-size-asian="10pt" style:font-style-asian="normal" style:font-weight-asian="normal"/>
    </style:style>
    <style:style style:name="T9" style:family="text">
      <style:text-properties fo:color="#000000" loext:opacity="100%" style:font-name="Moeller" fo:font-style="normal" style:font-style-asian="normal"/>
    </style:style>
    <style:style style:name="T10" style:family="text">
      <style:text-properties fo:color="#000000" loext:opacity="100%" style:font-name="Moeller" fo:font-style="normal" officeooo:rsid="00056bfd" style:font-style-asian="normal"/>
    </style:style>
    <style:style style:name="T11" style:family="text">
      <style:text-properties fo:color="#000000" loext:opacity="100%" style:font-name="Moeller" fo:font-size="4pt" fo:font-style="normal" fo:font-weight="normal" officeooo:rsid="00056bfd" style:font-style-asian="normal" style:font-weight-asian="normal" style:font-weight-complex="normal"/>
    </style:style>
    <style:style style:name="T12" style:family="text">
      <style:text-properties fo:color="#000000" loext:opacity="100%" style:font-name="Moeller" fo:font-size="4pt" fo:font-style="normal" fo:font-weight="normal" officeooo:rsid="00056bfd" style:font-size-asian="10pt" style:font-style-asian="normal" style:font-weight-asian="normal" style:font-weight-complex="normal"/>
    </style:style>
    <style:style style:name="T13" style:family="text">
      <style:text-properties fo:color="#000000" loext:opacity="100%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/>
      <text:p text:style-name="P6">__________________________________________________________________________</text:p>
      <text:p text:style-name="P2"><text:bookmark-start text:name="__DdeLink__74_2487203004"/><text:span text:style-name="T2">abcdefghijklmnopqrstuvwxyz</text:span><text:line-break/><text:span text:style-name="T7">abcdefghijklmnopqrstuvwxyz</text:span><text:span text:style-name="T4"><text:line-break/></text:span><text:span text:style-name="T11">__________________________________________________________________________</text:span></text:p>
      <text:p text:style-name="P2"><text:span text:style-name="T3">A</text:span><text:span text:style-name="T2">BCDEFGHIJKLMNOPQRSTUVWXYZ</text:span><text:line-break/><text:span text:style-name="T7">ABCDEFGHIJKLMNOPQRSTUVWXYZ<text:line-break/></text:span><text:span text:style-name="T11">__________________________________________________________________________</text:span><text:span text:style-name="T12"> </text:span><text:span text:style-name="T6"><text:line-break/></text:span><text:span text:style-name="T2">0123456789 ! </text:span><text:span text:style-name="T3">" # $ % &amp; '</text:span><text:line-break/><text:span text:style-name="T7">0123456789 ! </text:span><text:span text:style-name="T8">" # $ % &amp; '<text:line-break/></text:span><text:span text:style-name="T11">__________________________________________________________________________</text:span><text:span text:style-name="T12"> </text:span><text:span text:style-name="T10"><text:line-break/></text:span><text:span text:style-name="T2">- &lt; &gt; + , . ( ) { | }</text:span><text:line-break/><text:span text:style-name="T7">- &lt; &gt; + , . ( ) { | }<text:line-break/></text:span><text:span text:style-name="T11">__________________________________________________________________________</text:span><text:span text:style-name="T12"> </text:span><text:span text:style-name="T9"><text:line-break/></text:span><text:span text:style-name="T2">: @ [ ]</text:span></text:p>
      <text:p text:style-name="P1"><text:span text:style-name="T13">: @ [ ]<text:line-break/></text:span><text:span text:style-name="T5">__________________________________________________________________________ </text:span><text:span text:style-name="T1"><text:line-break/></text:span><text:bookmark-end text:name="__DdeLink__74_2487203004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eller" svg:font-family="Moeller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11:28:41.811269448</meta:creation-date>
    <dc:date>2022-04-16T11:41:43.591071222</dc:date>
    <meta:editing-duration>PT11M52S</meta:editing-duration>
    <meta:editing-cycles>3</meta:editing-cycles>
    <meta:generator>LibreOffice/7.3.2.2$Linux_X86_64 LibreOffice_project/49f2b1bff42cfccbd8f788c8dc32c1c309559be0</meta:generator>
    <meta:document-statistic meta:table-count="0" meta:image-count="0" meta:object-count="0" meta:page-count="1" meta:paragraph-count="4" meta:word-count="56" meta:character-count="669" meta:non-whitespace-character-count="612"/>
  </office:meta>
</office:document-meta>
</file>